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style:style style:name="T1" style:family="text">
      <style:text-properties fo:font-style="italic"/>
    </style:style>
    <style:style style:name="P1" style:family="paragraph" style:parent-style-name="Normal">
      <style:paragraph-properties fo:text-align="right"/>
    </style:style>
    <style:style style:name="P2" style:family="paragraph" style:parent-style-name="Normal">
      <style:paragraph-properties fo:text-align="right"/>
    </style:style>
    <style:style style:name="P3" style:family="paragraph" style:parent-style-name="Normal">
      <style:paragraph-properties fo:text-align="center"/>
    </style:style>
  </office:automatic-styles>
  <office:body>
    <office:text>
      <text:p text:style-name="P1"><text:span text:style-name="T1">31 Jan. 2026</text:span></text:p>
      <text:p text:style-name="P2"/>
      <text:p text:style-name="P3">––– Nearsighted –––</text:p>
      <text:p text:style-name="Normal">I woke; it was dim and empty.</text:p>
      <text:p text:style-name="Normal"/>
      <text:p text:style-name="Normal">A sense of impending danger next came over me, and I stood.</text:p>
      <text:p text:style-name="Normal"> <text:s text:c="1"/>The next moment, I smelled cinder. I heard a window shatter and a clap of thunder echo...So close it made me jump.</text:p>
      <text:p text:style-name="Normal"> <text:s text:c="1"/>The next second, the whole room was on fire; the walls were melting, my clothes rapidly burned down to ashes. Unable to breathe, I coughed.</text:p>
      <text:p text:style-name="Normal"> <text:s text:c="1"/>The next instant, however, everything vanished.</text:p>
      <text:p text:style-name="Normal"/>
      <text:p text:style-name="Normal">And the while after that, I could see again.</text:p>
      <text:p text:style-name="Normal"> <text:s text:c="1"/>On the cold ground made of stone, barefoot, I stood in the middle of a town. Huge crowds were around, with so many people it made me feel anxious.</text:p>
      <text:p text:style-name="Normal"> <text:s text:c="1"/>Though they did tend to avoid me, nobody paid attention to the fact I was nude. I did not care either.</text:p>
      <text:p text:style-name="Normal"/>
      <text:p text:style-name="Normal">Leisurely strolling in a random direction, I eventually stopped in front of some building. A café, perhaps.</text:p>
      <text:p text:style-name="Normal"> <text:s text:c="1"/>Through the glass storefront only three persons could be descried.</text:p>
      <text:p text:style-name="Normal"> <text:s text:c="1"/>One of them was a young maiden with a smooth, pale skin. Her silver hair was short. Her eyes were a dull, deep blue. She stared at me as if I was not invisible to her, regardless, not reacting.</text:p>
      <text:p text:style-name="Normal"> <text:s text:c="1"/>The younger one wore a brown robe; her face was covered with a hood, both her hair and eyes were crimson.</text:p>
      <text:p text:style-name="Normal"/>
      <text:p text:style-name="Normal">It was me.</text:p>
      <text:p text:style-name="Normal"/>
      <text:p text:style-name="Normal">...</text:p>
      <text:p text:style-name="Normal"/>
      <text:p text:style-name="Normal">I woke; It was dim and empty.</text:p>
      <text:p text:style-name="Normal"> <text:s text:c="1"/>After sitting up from the hard surface, strangely, my body ached. I thought I’d gotten used to it.</text:p>
      <text:p text:style-name="Normal"> <text:s text:c="1"/>Through the window I saw the landscape covered in white, the snowflakes swirling with tremendous force. A blizzard, it was.</text:p>
      <text:p text:style-name="Normal"> <text:s text:c="1"/>Coming from outside, unexpected sound of heavy footsteps, along with the snow crunching underfoot, reached my ears.</text:p>
      <text:p text:style-name="Normal"> <text:s text:c="1"/>The door slowly opened, letting the cold air spread across the ground. Momentarily contrasting with the warmth, it made me focus on the floor.</text:p>
      <text:p text:style-name="Normal"/>
      <text:p text:style-name="Normal">At the threshold stood an elderly man with a deep gray beard.</text:p>
      <text:p text:style-name="Normal"> <text:s text:c="1"/>He was surprisingly tall, his skin concealed by a grayish fabric of a clean, canvas cloak. A gaze from his lifeless eyes was directed at me.</text:p>
      <text:p text:style-name="Normal"> <text:s text:c="1"/>With heavy steps and breathing, that misted up the surrounding air, he was getting closer to me.</text:p>
      <text:p text:style-name="Normal"> <text:s text:c="1"/>...I stood. Though before I could speak, he revealed a war hammer he was hiding behind his back. At once, he lunged forward. I was too late to react.</text:p>
      <text:p text:style-name="Normal"> <text:s text:c="1"/>With a spike on its bottom, he stabbed at the skin of my stomach, sending me back to the wooden floor once more. A piercing pain shot through my mind, blood was leaking from the wound. I could not move for a reason I myself did not know.</text:p>
      <text:p text:style-name="Normal"> <text:s text:c="1"/>The man spun his weapon backward, cutting through my flesh with the spike, and with brutal force, the hammer’s pointed head drove downward, piercing my skull through my chin. The motion was performed in an incredibly precise, almost beautiful manner.</text:p>
      <text:p text:style-name="Normal"> <text:s text:c="1"/>With my head penetrated, I could neither think nor feel. The world was bleakening, things getting blurrier, and then...</text:p>
      <text:p text:style-name="Normal"/>
      <text:p text:style-name="Normal">I woke up again. It was cold. My breath misted the air.</text:p>
      <text:p text:style-name="Normal"> <text:s text:c="1"/>Within my vision, this time, were majestic cathedral walls covered in gold, with numerous frescoes upon them. In the middle of the church I was.</text:p>
      <text:p text:style-name="Normal"> <text:s text:c="1"/>A man of stone stood before me, twice my height. His cracked hands were raised, as if reaching out to something high above. His fingertips broken. Expression on his face carried both delight and fear.</text:p>
      <text:p text:style-name="Normal"> <text:s text:c="1"/>He looked strangely familiar.</text:p>
      <text:p text:style-name="Normal"> <text:s text:c="1"/>«...A visitor?» It spoke in a splendid voice. Its mouth did not actually move, but I was sure it was a statue wherefrom the sound spread.</text:p>
      <text:p text:style-name="Normal"> <text:s text:c="1"/>It waited for me to respond. Was it blind? ...Carefully enough not to make a sound, I turned my back and sauntered to the exit. </text:p>
      <text:p text:style-name="Normal"/>
      <text:p text:style-name="Normal">Even as I came out, to my surprise, the statue did not react.</text:p>
      <text:p text:style-name="Normal"/>
      <text:p text:style-name="Normal">There was however no outside.</text:p>
      <text:p text:style-name="Normal"> <text:s text:c="1"/>What I saw was neither black nor white, but what blind people are usually described to see.</text:p>
      <text:p text:style-name="Normal"/>
      <text:p text:style-name="Normal">And they saw nothing.</text:p>
      <text:p text:style-name="Normal"/>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